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rrollo de un Sistema de Recuperación de Información para Publicaciones Científicas del Área de Ciencias de la Computación.</text:p>
      <text:p text:style-name="P2"/>
      <text:p text:style-name="P3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4-08-20T18:59:38.867565367</meta:creation-date>
    <dc:date>2014-08-20T19:02:07.110821163</dc:date>
    <dc:creator>Emanuel GP</dc:creator>
    <meta:editing-duration>P0D</meta:editing-duration>
    <meta:editing-cycles>1</meta:editing-cycles>
    <meta:document-statistic meta:table-count="0" meta:image-count="0" meta:object-count="0" meta:page-count="1" meta:paragraph-count="1" meta:word-count="18" meta:character-count="126" meta:non-whitespace-character-count="109"/>
    <meta:generator>LibreOffice/4.2.4.2$Linux_x86 LibreOffice_project/420m0$Build-2</meta:generator>
  </office:meta>
</office:document-meta>
</file>